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834e" officeooo:paragraph-rsid="0006834e"/>
    </style:style>
    <style:style style:name="P2" style:family="paragraph" style:parent-style-name="Text_20_body">
      <style:text-properties officeooo:rsid="0006834e" officeooo:paragraph-rsid="000683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 2</text:p>
      <text:p text:style-name="P1"/>
      <text:p text:style-name="P2">n = 5<text:line-break/>number = 1<text:line-break/>sum = 0<text:line-break/>while number &lt; n + 1:<text:line-break/>sum += number # sums up the to sum = 15<text:line-break/>number = number + 1<text:line-break/>print("Sum =", sum) # print statement outside the while loop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7T13:31:33.019555954</meta:creation-date>
    <dc:date>2022-08-18T00:05:10.952260622</dc:date>
    <meta:editing-duration>PT10H23M27S</meta:editing-duration>
    <meta:editing-cycles>1</meta:editing-cycles>
    <meta:document-statistic meta:table-count="0" meta:image-count="0" meta:object-count="0" meta:page-count="1" meta:paragraph-count="2" meta:word-count="43" meta:character-count="172" meta:non-whitespace-character-count="130"/>
    <meta:generator>LibreOffice/6.4.7.2$Linux_X86_64 LibreOffice_project/40$Build-2</meta:generator>
  </office:meta>
</office:document-meta>
</file>